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officeooo:rsid="0000100f" officeooo:paragraph-rsid="000010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autoPerf report.</text:p>
      <text:p text:style-name="P1"><text:s/></text:p>
      <text:p text:style-name="P1"><text:s/>Source name: <text:tab/>blabla.c</text:p>
      <text:p text:style-name="P1"><text:s/>Total Ex.T.: <text:tab/>12%</text:p>
      <text:p text:style-name="P1"><text:s/></text:p>
      <text:p text:style-name="P1"><text:s/>Functions <text:s text:c="15"/>Execution Time <text:s text:c="5"/></text:p>
      <text:p text:style-name="P1"><text:tab/>1. adada<text:tab/><text:tab/><text:tab/><text:tab/>15%<text:tab/></text:p>
      <text:p text:style-name="P1"><text:tab/>2. babaa<text:tab/><text:tab/><text:tab/><text:tab/>17%</text:p>
      <text:p text:style-name="P1"><text:tab/>3. eaaea<text:tab/><text:tab/><text:tab/><text:tab/>30%</text:p>
      <text:p text:style-name="P1"/>
      <text:p text:style-name="P1"><text:s/>Source name: <text:s/>kakak.c</text:p>
      <text:p text:style-name="P1"><text:s/>Total Ex.T.: <text:s/>60%</text:p>
      <text:p text:style-name="P1"/>
      <text:p text:style-name="P1"><text:s/>Functions <text:s text:c="15"/>Execution Time <text:s text:c="5"/></text:p>
      <text:p text:style-name="P1"><text:tab/>1. adada<text:tab/><text:tab/><text:tab/><text:tab/>15%<text:tab/></text:p>
      <text:p text:style-name="P1"><text:tab/>2. babaa<text:tab/><text:tab/><text:tab/><text:tab/>17%</text:p>
      <text:p text:style-name="P1"><text:tab/>3. eaaea<text:tab/><text:tab/><text:tab/><text:tab/>30%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2:22:48.500375815</meta:creation-date>
    <dc:date>2014-05-20T12:29:42.047810827</dc:date>
    <meta:editing-duration>P0D</meta:editing-duration>
    <meta:editing-cycles>1</meta:editing-cycles>
    <meta:document-statistic meta:table-count="0" meta:image-count="0" meta:object-count="0" meta:page-count="1" meta:paragraph-count="15" meta:word-count="38" meta:character-count="290" meta:non-whitespace-character-count="184"/>
    <meta:generator>LibreOffice/4.2.3.3$Linux_X86_64 LibreOffice_project/420m0$Build-3</meta:generator>
  </office:meta>
</office:document-meta>
</file>